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3.895cm"/>
    </style:style>
    <style:style style:name="Table1.C" style:family="table-column">
      <style:table-column-properties style:column-width="0.603cm"/>
    </style:style>
    <style:style style:name="Table1.D" style:family="table-column">
      <style:table-column-properties style:column-width="1.499cm"/>
    </style:style>
    <style:style style:name="Table1.E" style:family="table-column">
      <style:table-column-properties style:column-width="1.099cm"/>
    </style:style>
    <style:style style:name="Table1.F" style:family="table-column">
      <style:table-column-properties style:column-width="0.503cm"/>
    </style:style>
    <style:style style:name="Table1.G" style:family="table-column">
      <style:table-column-properties style:column-width="1.799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0.176cm"/>
    </style:style>
    <style:style style:name="Table1.K" style:family="table-column">
      <style:table-column-properties style:column-width="1.438cm"/>
    </style:style>
    <style:style style:name="Table1.L" style:family="table-column">
      <style:table-column-properties style:column-width="2.77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F1" style:family="table-cell">
      <style:table-cell-properties fo:padding-left="0.199cm" fo:padding-right="0.191cm" fo:padding-top="0cm" fo:padding-bottom="0cm" fo:border="0.5pt solid #000001"/>
    </style:style>
    <style:style style:name="Table1.J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0.806cm" fo:keep-together="auto"/>
    </style:style>
    <style:style style:name="Table1.F2" style:family="table-cell">
      <style:table-cell-properties fo:padding-left="0.199cm" fo:padding-right="0.191cm" fo:padding-top="0cm" fo:padding-bottom="0cm" fo:border="0.5pt solid #000001"/>
    </style:style>
    <style:style style:name="Table1.J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style:min-row-height="0.494cm" fo:keep-together="auto"/>
    </style:style>
    <style:style style:name="Table1.F3" style:family="table-cell">
      <style:table-cell-properties style:vertical-align=""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1"/>
    </style:style>
    <style:style style:name="Table1.F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F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F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style:min-row-height="0.732cm" fo:keep-together="auto"/>
    </style:style>
    <style:style style:name="Table1.A8" style:family="table-cell">
      <style:table-cell-properties fo:padding-left="0.199cm" fo:padding-right="0.191cm" fo:padding-top="0cm" fo:padding-bottom="0cm" fo:border="0.5pt solid #000001"/>
    </style:style>
    <style:style style:name="Table1.B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D8" style:family="table-cell">
      <style:table-cell-properties fo:padding-left="0.199cm" fo:padding-right="0.191cm" fo:padding-top="0cm" fo:padding-bottom="0cm" fo:border="0.5pt solid #000001"/>
    </style:style>
    <style:style style:name="Table1.E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F8" style:family="table-cell">
      <style:table-cell-properties fo:padding-left="0.199cm" fo:padding-right="0.191cm" fo:padding-top="0cm" fo:padding-bottom="0cm" fo:border="0.5pt solid #000001"/>
    </style:style>
    <style:style style:name="Table1.H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I8" style:family="table-cell">
      <style:table-cell-properties fo:padding-left="0.199cm" fo:padding-right="0.191cm" fo:padding-top="0cm" fo:padding-bottom="0cm" fo:border="0.5pt solid #000001"/>
    </style:style>
    <style:style style:name="Table1.L8" style:family="table-cell">
      <style:table-cell-properties fo:padding-left="0.199cm" fo:padding-right="0.191cm" fo:padding-top="0cm" fo:padding-bottom="0cm" fo:border="0.5pt solid #000001"/>
    </style:style>
    <style:style style:name="Table1.9" style:family="table-row">
      <style:table-row-properties style:min-row-height="0.713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69cm" fo:keep-together="auto"/>
    </style:style>
    <style:style style:name="Table1.A10" style:family="table-cell">
      <style:table-cell-properties fo:padding-left="0.199cm" fo:padding-right="0.191cm" fo:padding-top="0cm" fo:padding-bottom="0cm" fo:border="0.5pt solid #000001"/>
    </style:style>
    <style:style style:name="Table1.B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D10" style:family="table-cell">
      <style:table-cell-properties fo:padding-left="0.199cm" fo:padding-right="0.191cm" fo:padding-top="0cm" fo:padding-bottom="0cm" fo:border="0.5pt solid #000001"/>
    </style:style>
    <style:style style:name="Table1.E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F10" style:family="table-cell">
      <style:table-cell-properties fo:padding-left="0.199cm" fo:padding-right="0.191cm" fo:padding-top="0cm" fo:padding-bottom="0cm" fo:border="0.5pt solid #000001"/>
    </style:style>
    <style:style style:name="Table1.H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I10" style:family="table-cell">
      <style:table-cell-properties fo:padding-left="0.199cm" fo:padding-right="0.191cm" fo:padding-top="0cm" fo:padding-bottom="0cm" fo:border="0.5pt solid #000001"/>
    </style:style>
    <style:style style:name="Table1.L10" style:family="table-cell">
      <style:table-cell-properties fo:padding-left="0.199cm" fo:padding-right="0.191cm" fo:padding-top="0cm" fo:padding-bottom="0cm" fo:border="0.5pt solid #000001"/>
    </style:style>
    <style:style style:name="Table1.11" style:family="table-row">
      <style:table-row-properties style:min-row-height="0.49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573cm" fo:keep-together="auto"/>
    </style:style>
    <style:style style:name="Table1.A1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I12" style:family="table-cell">
      <style:table-cell-properties fo:padding-left="0.199cm" fo:padding-right="0.191cm" fo:padding-top="0cm" fo:padding-bottom="0cm" fo:border="0.5pt solid #000001"/>
    </style:style>
    <style:style style:name="Table1.L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988cm" fo:keep-together="auto"/>
    </style:style>
    <style:style style:name="Table1.A13" style:family="table-cell">
      <style:table-cell-properties fo:padding-left="0.199cm" fo:padding-right="0.191cm" fo:padding-top="0cm" fo:padding-bottom="0cm" fo:border="0.5pt solid #000001"/>
    </style:style>
    <style:style style:name="Table1.C13" style:family="table-cell">
      <style:table-cell-properties fo:padding-left="0.199cm" fo:padding-right="0.191cm" fo:padding-top="0cm" fo:padding-bottom="0cm" fo:border="0.5pt solid #000001"/>
    </style:style>
    <style:style style:name="Table1.G13" style:family="table-cell">
      <style:table-cell-properties fo:padding-left="0.199cm" fo:padding-right="0.191cm" fo:padding-top="0cm" fo:padding-bottom="0cm" fo:border="0.5pt solid #000001"/>
    </style:style>
    <style:style style:name="Table1.K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794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C14" style:family="table-cell">
      <style:table-cell-properties fo:padding-left="0.199cm" fo:padding-right="0.191cm" fo:padding-top="0cm" fo:padding-bottom="0cm" fo:border="0.5pt solid #000001"/>
    </style:style>
    <style:style style:name="Table1.G14" style:family="table-cell">
      <style:table-cell-properties fo:padding-left="0.199cm" fo:padding-right="0.191cm" fo:padding-top="0cm" fo:padding-bottom="0cm" fo:border="0.5pt solid #000001"/>
    </style:style>
    <style:style style:name="Table1.K14" style:family="table-cell">
      <style:table-cell-properties fo:padding-left="0.199cm" fo:padding-right="0.191cm" fo:padding-top="0cm" fo:padding-bottom="0cm" fo:border="0.5pt solid #000001"/>
    </style:style>
    <style:style style:name="Table1.15" style:family="table-row">
      <style:table-row-properties style:min-row-height="1.092cm" fo:keep-together="auto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C15" style:family="table-cell">
      <style:table-cell-properties fo:padding-left="0.199cm" fo:padding-right="0.191cm" fo:padding-top="0cm" fo:padding-bottom="0cm" fo:border="0.5pt solid #000001"/>
    </style:style>
    <style:style style:name="Table1.G15" style:family="table-cell">
      <style:table-cell-properties fo:padding-left="0.199cm" fo:padding-right="0.191cm" fo:padding-top="0cm" fo:padding-bottom="0cm" fo:border="0.5pt solid #000001"/>
    </style:style>
    <style:style style:name="Table1.K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0.21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P3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style:contextual-spacing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/>
      <style:text-properties fo:font-size="9pt" officeooo:paragraph-rsid="00364115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  <style:text-properties fo:font-size="9pt" officeooo:rsid="00075f18" officeooo:paragraph-rsid="00364115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paragraph-rsid="00639a7c" style:font-size-asian="10pt" style:font-name-complex="Arial1" style:font-size-complex="10pt"/>
    </style:style>
    <style:style style:name="P15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/>
      <style:text-properties fo:font-size="10pt" officeooo:paragraph-rsid="00069631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/>
      <style:text-properties fo:font-size="10pt" officeooo:rsid="0081a0ec" officeooo:paragraph-rsid="0081a0ec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fo:font-size="10pt" fo:font-weight="normal" officeooo:paragraph-rsid="00051a7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paragraph-rsid="0036411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307d7e" officeooo:paragraph-rsid="00307d7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832f03" officeooo:paragraph-rsid="00832f0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1" fo:font-size="10pt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fo:color="#000000" style:font-name="Calibri1" fo:font-size="8pt" style:font-size-asian="8pt" style:font-name-complex="Arial1" style:font-size-complex="8pt"/>
    </style:style>
    <style:style style:name="P28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0f40f6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fo:font-size="7pt" style:font-size-asian="7pt" style:font-size-complex="7pt"/>
    </style:style>
    <style:style style:name="P32" style:family="paragraph" style:parent-style-name="Standard">
      <style:paragraph-properties fo:margin-top="0cm" fo:margin-bottom="0cm" style:contextual-spacing="false" fo:line-height="150%"/>
      <style:text-properties fo:font-size="7pt" officeooo:rsid="0080ad76" officeooo:paragraph-rsid="0080ad76" style:font-size-asian="7pt" style:font-size-complex="7pt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0054f48"/>
    </style:style>
    <style:style style:name="P34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f502f" style:font-size-asian="10pt" style:font-name-complex="Arial1" style:font-size-complex="10pt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name-complex="Arial1" style:font-size-complex="8pt" style:font-weight-complex="bold"/>
    </style:style>
    <style:style style:name="P37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officeooo:rsid="0085d8c2" officeooo:paragraph-rsid="0085d8c2" style:font-size-asian="8pt" style:font-weight-asian="bold" style:font-name-complex="Arial1" style:font-size-complex="8pt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style:font-name="Calibri1" fo:font-size="8pt" fo:font-weight="normal" style:font-size-asian="8pt" style:font-weight-asian="normal" style:font-name-complex="Arial1" style:font-size-complex="8pt" style:font-weight-complex="normal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000000" style:font-name="Calibri1" fo:font-size="8pt" fo:font-weight="bold" officeooo:rsid="0085d8c2" officeooo:paragraph-rsid="0085d8c2" style:font-size-asian="8pt" style:font-weight-asian="bold" style:font-name-complex="Arial1" style:font-size-complex="8pt" style:font-weight-complex="bold"/>
    </style:style>
    <style:style style:name="P40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P41" style:family="paragraph" style:parent-style-name="Frame_20_contents">
      <style:paragraph-properties fo:text-align="start" style:justify-single-word="false"/>
    </style:style>
    <style:style style:name="P42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P43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P44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P45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T1" style:family="text">
      <style:text-properties officeooo:rsid="0071a09b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3397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69631"/>
    </style:style>
    <style:style style:name="T6" style:family="text">
      <style:text-properties officeooo:rsid="0007d4a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4895d3"/>
    </style:style>
    <style:style style:name="T10" style:family="text">
      <style:text-properties officeooo:rsid="00297748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3" table:number-columns-spanned="5" office:value-type="string">
            <text:p text:style-name="P15"><text:span text:style-name="T2">Customer Name</text:span> : <text:text-input text:description="&lt;o.partner_id.name&gt;">Customer Name</text:text-input></text:p>
            <text:p text:style-name="P1"><text:span text:style-name="T8">Address</text:span><text:span text:style-name="T7"> :</text:span> <text:span text:style-name="T7"><text:text-input text:description="&lt;o.partner_id.street&gt;">Street</text:text-input></text:span><text:span text:style-name="T7"> </text:span><text:span text:style-name="T7"><text:text-input text:description="&lt;o.partner_id.street2&gt;">street2</text:text-input></text:span><text:span text:style-name="T7"> </text:span></text:p>
            <text:p text:style-name="P30"><text:span text:style-name="T7"><text:text-input text:description="&lt;o.partner_id.city&gt;">City</text:text-input></text:span><text:span text:style-name="T7"> </text:span><text:span text:style-name="T7"><text:text-input text:description="&lt;o.partner_id.state_id.name&gt;"> state</text:text-input></text:span><text:span text:style-name="T7"> </text:span><text:span text:style-name="T7"><text:text-input text:description="&lt;o.partner_id.country_id.name&gt;">Country</text:text-input></text:span><text:span text:style-name="T7"> </text:span><text:span text:style-name="T7"><text:text-input text:description="&lt;o.partner_id.zip&gt;">Zip</text:text-input></text:span></text:p>
            <text:p text:style-name="P18">GSTIN: <text:text-input text:description="&lt;o.partner_id.gstin&gt;">GSTIN</text:text-input></text:p>
            <text:p text:style-name="P18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SO No: <text:s/><text:text-input text:description="&lt;o.name&gt;">SO</text:text-input></text:p>
          </table:table-cell>
          <table:covered-table-cell/>
          <table:covered-table-cell/>
          <table:covered-table-cell/>
          <table:table-cell table:style-name="Table1.J2" table:number-columns-spanned="3" office:value-type="string">
            <text:p text:style-name="P16">Date :<text:text-input text:description="&lt;formatLang(o.date_order,date = True) &gt;">SO Date</text:text-input></text:p>
            <text:p text:style-name="P1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PO <text:span text:style-name="T3">No</text:span>: <text:text-input text:description="&lt;o.client_order_ref&gt;">Client PO</text:text-input></text:p>
          </table:table-cell>
          <table:covered-table-cell/>
          <table:covered-table-cell/>
          <table:covered-table-cell/>
          <table:table-cell table:style-name="Table1.J2" table:number-columns-spanned="3" office:value-type="string">
            <text:p text:style-name="P16">PO Date:<text:span text:style-name="T4"><text:text-input text:description="&lt;formatLang(o.client_order_ref_date,date = True) &gt;">PO Date</text:text-input></text:span></text:p>
            <text:p text:style-name="P19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3" table:number-columns-spanned="7" office:value-type="string">
            <text:p text:style-name="P33"><text:span text:style-name="T7">Quotation No: </text:span><text:span text:style-name="T7"><text:text-input text:description="&lt;o.name&gt;">Quatation No</text:text-input>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rows-spanned="3" table:number-columns-spanned="5" office:value-type="string">
            <text:p text:style-name="P15">Bank Details :</text:p>
            <text:p text:style-name="P15"><text:text-input text:description="&lt;o.bank_details()&gt;">Bank Details</text:text-input></text:p>
            <text:p text:style-name="P15"/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6" table:number-columns-spanned="7" office:value-type="string">
            <text:p text:style-name="P15">Dispatch Policy :</text:p>
            <text:p text:style-name="P15"><text:text-input text:description="&lt;o.dispatch_policy()&gt;">Dispatch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7" office:value-type="string">
            <text:p text:style-name="P15">Payment Terms : </text:p>
            <text:p text:style-name="P15"><text:text-input text:description="&lt;o.payment_term_id.name&gt;">Payment ter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7" office:value-type="string">
            <text:p text:style-name="P15">Contact Person : <text:text-input text:description="&lt;o.user_id.name&gt;">Sales Person</text:text-input></text:p>
            <text:p text:style-name="P17">Email :<text:text-input text:description="&lt;o.user_id.partner_id.email&gt;">Email</text:text-input></text:p>
            <text:p text:style-name="P15">Mobile : <text:text-input text:description="&lt;o.user_id.partner_id.phone&gt;">Mobile</text:text-input>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6" table:number-columns-spanned="12" office:value-type="string">
            <text:p text:style-name="P13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0" office:value-type="string">
            <text:p text:style-name="P20">Sr No.</text:p>
          </table:table-cell>
          <table:table-cell table:style-name="Table1.B8" table:number-columns-spanned="2" office:value-type="string">
            <text:p text:style-name="P20">Product</text:p>
          </table:table-cell>
          <table:covered-table-cell/>
          <table:table-cell table:style-name="Table1.D8" office:value-type="string">
            <text:p text:style-name="P23">HSN</text:p>
          </table:table-cell>
          <table:table-cell table:style-name="Table1.E8" office:value-type="string">
            <text:p text:style-name="P20">Q<text:span text:style-name="T5">ty</text:span></text:p>
          </table:table-cell>
          <table:table-cell table:style-name="Table1.F8" table:number-columns-spanned="2" office:value-type="string">
            <text:p text:style-name="P21">Rate</text:p>
          </table:table-cell>
          <table:covered-table-cell/>
          <table:table-cell table:style-name="Table1.H8" office:value-type="string">
            <text:p text:style-name="P20">Dis%</text:p>
          </table:table-cell>
          <table:table-cell table:style-name="Table1.I8" table:number-columns-spanned="3" office:value-type="string">
            <text:p text:style-name="P22">Subtotal</text:p>
          </table:table-cell>
          <table:covered-table-cell/>
          <table:covered-table-cell/>
          <table:table-cell table:style-name="Table1.L12" office:value-type="string">
            <text:p text:style-name="P20">Delivery Days</text:p>
          </table:table-cell>
        </table:table-row>
        <table:table-row table:style-name="Table1.9">
          <table:table-cell table:style-name="Table1.A16" table:number-columns-spanned="12" office:value-type="string">
            <text:p text:style-name="P15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8"><text:text-input text:description="&lt;line['sr_no']&gt;">sr no</text:text-input></text:p>
          </table:table-cell>
          <table:table-cell table:style-name="Table1.B10" table:number-columns-spanned="2" office:value-type="string">
            <text:p text:style-name="P10"><text:text-input text:description="&lt;line['product']&gt;">Product</text:text-input></text:p>
          </table:table-cell>
          <table:covered-table-cell/>
          <table:table-cell table:style-name="Table1.D10" office:value-type="string">
            <text:p text:style-name="P10"><text:text-input text:description="&lt;line['hsn']&gt;">HSN</text:text-input></text:p>
          </table:table-cell>
          <table:table-cell table:style-name="Table1.E10" office:value-type="string">
            <text:p text:style-name="P10"><text:text-input text:description="&lt;line['qty']&gt;">qty
</text:text-input></text:p>
          </table:table-cell>
          <table:table-cell table:style-name="Table1.F10" table:number-columns-spanned="2" office:value-type="string">
            <text:p text:style-name="P11"><text:text-input text:description="&lt;line['price']&gt;">Price</text:text-input></text:p>
          </table:table-cell>
          <table:covered-table-cell/>
          <table:table-cell table:style-name="Table1.H10" office:value-type="string">
            <text:p text:style-name="P10"><text:text-input text:description="&lt;line['discount']&gt;">Discount</text:text-input></text:p>
          </table:table-cell>
          <table:table-cell table:style-name="Table1.I10" table:number-columns-spanned="3" office:value-type="string">
            <text:p text:style-name="P12"><text:text-input text:description="&lt;formatLang(line['subtotal'],digits=2)&gt;">Subtotal</text:text-input></text:p>
          </table:table-cell>
          <table:covered-table-cell/>
          <table:covered-table-cell/>
          <table:table-cell table:style-name="Table1.L12" office:value-type="string">
            <text:p text:style-name="P10"><text:text-input text:description="&lt;line['delivery_days']&gt;">Delivery Days</text:text-input></text:p>
          </table:table-cell>
        </table:table-row>
        <table:table-row table:style-name="Table1.11">
          <table:table-cell table:style-name="Table1.A16" table:number-columns-spanned="12" office:value-type="string">
            <text:p text:style-name="P15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8" office:value-type="string">
            <text:p text:style-name="P35">Untaxed Amount (<text:text-input text:description="&lt;o.pricelist_id.currency_id.name&gt;">curr</text:text-input>): <text:text-input text:description="&lt;if test=&quot;not(o.fiscal_position_id.price_include)&quot;&gt;">If tax</text:text-input> <text:text-input text:description="&lt;currency_to_text(o.amount_untaxed,o.pricelist_id.currency_id.name)&gt;">Currency2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pricelist_id.currency_id.name)&gt;">Currency2text</text:text-input> 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2" table:number-columns-spanned="3" office:value-type="string">
            <text:p text:style-name="P14"><text:span text:style-name="T10"><text:s text:c="2"/></text:span><text:span text:style-name="T10"><text:text-input text:description="&lt;if test=&quot;not(o.fiscal_position_id.price_include)&quot;&gt;">If tax</text:text-input></text:span><text:span text:style-name="T10"> </text:span><text:span text:style-name="T10"><text:text-input text:description="&lt;formatLang(o.amount_untaxed,digits=2)&gt;">Currency2text</text:text-input></text:span><text:span text:style-name="T10"> </text:span><text:span text:style-name="T10"><text:text-input text:description="&lt;/if&gt;">End if</text:text-input></text:span><text:span text:style-name="T10"> </text:span><text:span text:style-name="T10"><text:text-input text:description="&lt;if test=&quot;o.fiscal_position_id.price_include&quot;&gt;">If tax</text:text-input></text:span><text:span text:style-name="T10"> </text:span><text:span text:style-name="T10"><text:text-input text:description="&lt;formatLang(o.amount_total,digits=2)&gt;">Currency2text</text:text-input></text:span><text:span text:style-name="T10"> </text:span><text:span text:style-name="T10"><text:text-input text:description="&lt;/if&gt;">End if</text:text-input></text:span><text:span text:style-name="T10"> </text:span></text:p>
          </table:table-cell>
          <table:covered-table-cell/>
          <table:covered-table-cell/>
          <table:table-cell table:style-name="Table1.L12" office:value-type="string">
            <text:p text:style-name="P40"><text:text-input text:description="&lt;o.currency_id.symbol&gt;">rs</text:text-input></text:p>
          </table:table-cell>
        </table:table-row>
        <table:table-row table:style-name="Table1.13">
          <table:table-cell table:style-name="Table1.A15" table:number-rows-spanned="3" table:number-columns-spanned="2" office:value-type="string">
            <text:p text:style-name="P8"/>
            <text:p text:style-name="P31">PAN N<text:span text:style-name="T6">o.</text:span>: <text:text-input text:description="&lt;o.company_id.partner_id.pan_no&gt;">Pan No</text:text-input></text:p>
            <text:p text:style-name="P31">ECC No.:<text:text-input text:description="&lt;o.company_id.partner_id.ecc_no&gt;">ECC NO</text:text-input></text:p>
            <text:p text:style-name="P31">Service Tax No.:<text:text-input text:description="&lt;o.company_id.partner_id.service_tax_no&gt;">Service tax no </text:text-input></text:p>
            <text:p text:style-name="P31">VAT TIN No.:<text:text-input text:description="&lt;o.company_id.partner_id.vat_tin_no&gt;">Tin No</text:text-input></text:p>
            <text:p text:style-name="P31">CST TIN No.:<text:text-input text:description="&lt;o.company_id.partner_id.cst_tin_no&gt;">cst tin no</text:text-input></text:p>
            <text:p text:style-name="P31">SSI No.:<text:text-input text:description="&lt;o.company_id.partner_id.ssi_no&gt;">SSI NO</text:text-input></text:p>
            <text:p text:style-name="P32">GSTIN:<text:text-input text:description="&lt;o.company_id.gstin&gt;">Gstin</text:text-input></text:p>
            <text:p text:style-name="P32">State Code: <text:text-input text:description="&lt;o.company_id.state_code&gt;">State Code</text:text-input></text:p>
          </table:table-cell>
          <table:covered-table-cell/>
          <table:table-cell table:style-name="Table1.C15" table:number-columns-spanned="4" office:value-type="string">
            <text:p text:style-name="P26">Delivery Terms</text:p>
            <text:p text:style-name="P24"><text:text-input text:description="&lt;o.incoterm&gt;">Incoterm</text:text-input></text:p>
          </table:table-cell>
          <table:covered-table-cell/>
          <table:covered-table-cell/>
          <table:covered-table-cell/>
          <table:table-cell table:style-name="Table1.G15" table:number-columns-spanned="4" office:value-type="string">
            <text:p text:style-name="P39">IGST</text:p>
            <text:p text:style-name="P27">As Applicable</text:p>
          </table:table-cell>
          <table:covered-table-cell/>
          <table:covered-table-cell/>
          <table:covered-table-cell/>
          <table:table-cell table:style-name="Table1.K15" table:number-columns-spanned="2" office:value-type="string">
            <text:p text:style-name="P36">Packing:</text:p>
            <text:p text:style-name="P13"><text:text-input text:description="&lt;o.print_packing_charges()&gt;">Packing</text:text-input></text:p>
          </table:table-cell>
          <table:covered-table-cell/>
        </table:table-row>
        <table:table-row table:style-name="Table1.14">
          <table:covered-table-cell/>
          <table:covered-table-cell/>
          <table:table-cell table:style-name="Table1.C15" table:number-columns-spanned="4" office:value-type="string">
            <text:p text:style-name="P36">Dispatch Mode: </text:p>
            <text:p text:style-name="P38"><text:text-input text:description="&lt;o.dispatch_mode.name&gt;">Dispatch Mode</text:text-input></text:p>
          </table:table-cell>
          <table:covered-table-cell/>
          <table:covered-table-cell/>
          <table:covered-table-cell/>
          <table:table-cell table:style-name="Table1.G15" table:number-columns-spanned="4" office:value-type="string">
            <text:p text:style-name="P37">SGST + CGST</text:p>
            <text:p text:style-name="P25">As Applicable</text:p>
          </table:table-cell>
          <table:covered-table-cell/>
          <table:covered-table-cell/>
          <table:covered-table-cell/>
          <table:table-cell table:style-name="Table1.K15" table:number-columns-spanned="2" office:value-type="string">
            <text:p text:style-name="P5">Freight :</text:p>
            <text:p text:style-name="P7"><text:text-input text:description="&lt;o.print_freight_charges()&gt;">Freight</text:text-input></text:p>
          </table:table-cell>
          <table:covered-table-cell/>
        </table:table-row>
        <table:table-row table:style-name="Table1.15">
          <table:covered-table-cell/>
          <table:covered-table-cell/>
          <table:table-cell table:style-name="Table1.C15" table:number-columns-spanned="4" office:value-type="string">
            <text:p text:style-name="P9">Approved By </text:p>
            <text:p text:style-name="P29"><text:text-input text:description="&lt;o.create_uid.name&gt;">Approved By</text:text-input></text:p>
          </table:table-cell>
          <table:covered-table-cell/>
          <table:covered-table-cell/>
          <table:covered-table-cell/>
          <table:table-cell table:style-name="Table1.G15" table:number-columns-spanned="4" office:value-type="string">
            <text:p text:style-name="P8">Prepared By : </text:p>
            <text:p text:style-name="P8"><text:text-input text:description="&lt;o.create_uid.name&gt;">Created By</text:text-input></text:p>
            <text:p text:style-name="P8"/>
          </table:table-cell>
          <table:covered-table-cell/>
          <table:covered-table-cell/>
          <table:covered-table-cell/>
          <table:table-cell table:style-name="Table1.K15" table:number-columns-spanned="2" office:value-type="string">
            <text:p text:style-name="P28">Authorized <text:span text:style-name="T9">S</text:span>ignatory</text:p>
          </table:table-cell>
          <table:covered-table-cell/>
        </table:table-row>
        <table:table-row table:style-name="Table1.16">
          <table:table-cell table:style-name="Table1.A16" table:number-columns-spanned="12" office:value-type="string">
            <text:p text:style-name="P34"><text:text-input text:description="&lt;get_note(o,1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492cm" table:align="right" style:writing-mode="lr-tb"/>
    </style:style>
    <style:style style:name="Table3.A" style:family="table-column">
      <style:table-column-properties style:column-width="16.4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M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MP5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M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MP7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MP8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MT1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799cm" fo:margin-left="0cm" fo:margin-right="0cm" fo:margin-bottom="0.6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text-input text:description="&lt;company_name(o)&gt;">Company Name</text:text-input></text:p>
              <text:p text:style-name="MP5"><text:text-input text:description="&lt;company_address(o)&gt;">Address</text:text-input></text:p>
              <text:p text:style-name="MP6"><text:span text:style-name="MT1">Email: </text:span><text:text-input text:description="&lt;o.company_id.email&gt;">Email</text:text-input> <text:span text:style-name="MT1">Phone No: </text:span><text:span text:style-name="MT1"><text:text-input text:description="&lt;o.company_id.phone&gt;">Phone</text:text-input></text:span></text:p>
              <text:p text:style-name="MP7">Sales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3</meta:editing-cycles>
    <meta:creation-date>2017-01-30T18:16:17.644382944</meta:creation-date>
    <meta:editing-duration>PT29M54S</meta:editing-duration>
    <meta:generator>LibreOffice/4.2.8.2$Linux_X86_64 LibreOffice_project/420m0$Build-2</meta:generator>
    <dc:date>2017-06-30T18:44:32.502742139</dc:date>
    <meta:document-statistic meta:table-count="3" meta:image-count="0" meta:object-count="0" meta:page-count="1" meta:paragraph-count="73" meta:word-count="330" meta:character-count="1170" meta:non-whitespace-character-count="10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